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52d" officeooo:paragraph-rsid="00061be4"/>
    </style:style>
    <style:style style:name="P2" style:family="paragraph" style:parent-style-name="Standard">
      <style:paragraph-properties fo:text-align="start" style:justify-single-word="false"/>
      <style:text-properties officeooo:rsid="0004652d" officeooo:paragraph-rsid="0010afee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4652d" officeooo:paragraph-rsid="0004652d" style:font-size-asian="14pt" style:font-size-complex="14pt"/>
    </style:style>
    <style:style style:name="P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4652d" officeooo:paragraph-rsid="000dd97b" style:font-size-asian="14pt" style:font-size-complex="14pt"/>
    </style:style>
    <style:style style:name="P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61be4" officeooo:paragraph-rsid="00061be4" style:font-size-asian="14pt" style:font-size-complex="14pt"/>
    </style:style>
    <style:style style:name="P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22061" officeooo:paragraph-rsid="00122061" style:font-size-asian="14pt" style:font-size-complex="14pt"/>
    </style:style>
    <style:style style:name="P7" style:family="paragraph" style:parent-style-name="Standard">
      <style:text-properties officeooo:rsid="00061be4" officeooo:paragraph-rsid="00061be4"/>
    </style:style>
    <style:style style:name="P8" style:family="paragraph" style:parent-style-name="Standard">
      <style:text-properties fo:font-size="14pt" officeooo:rsid="00122061" officeooo:paragraph-rsid="00122061" style:font-size-asian="14pt" style:font-size-complex="14pt"/>
    </style:style>
    <style:style style:name="P9" style:family="paragraph" style:parent-style-name="Standard">
      <style:text-properties style:font-name="Times new roman" fo:font-size="14pt" officeooo:rsid="0004652d" officeooo:paragraph-rsid="0004652d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4652d" officeooo:paragraph-rsid="0010afee" style:font-size-asian="14pt" style:font-size-complex="14pt"/>
    </style:style>
    <style:style style:name="P11" style:family="paragraph" style:parent-style-name="Standard">
      <style:text-properties style:font-name="Times new roman" fo:font-size="14pt" officeooo:rsid="0004652d" officeooo:paragraph-rsid="00061be4" style:font-size-asian="14pt" style:font-size-complex="14pt"/>
    </style:style>
    <style:style style:name="P12" style:family="paragraph" style:parent-style-name="Standard">
      <style:text-properties style:font-name="Times new roman" fo:font-size="14pt" officeooo:rsid="00061be4" officeooo:paragraph-rsid="00061be4" style:font-size-asian="14pt" style:font-size-complex="14pt"/>
    </style:style>
    <style:style style:name="P13" style:family="paragraph" style:parent-style-name="Standard">
      <style:text-properties style:font-name="Times new roman" fo:font-size="14pt" officeooo:rsid="00061be4" officeooo:paragraph-rsid="000bf06b" style:font-size-asian="14pt" style:font-size-complex="14pt"/>
    </style:style>
    <style:style style:name="P14" style:family="paragraph" style:parent-style-name="Standard">
      <style:text-properties style:font-name="Times new roman" fo:font-size="14pt" officeooo:rsid="000dd97b" officeooo:paragraph-rsid="0010afee" style:font-size-asian="14pt" style:font-size-complex="14pt"/>
    </style:style>
    <style:style style:name="P15" style:family="paragraph" style:parent-style-name="Standard">
      <style:text-properties style:font-name="Times new roman" fo:font-size="14pt" officeooo:rsid="000a5b81" officeooo:paragraph-rsid="0010afee" style:font-size-asian="14pt" style:font-size-complex="14pt"/>
    </style:style>
    <style:style style:name="P16" style:family="paragraph" style:parent-style-name="Standard">
      <style:text-properties style:font-name="Times new roman" fo:font-size="14pt" officeooo:rsid="000a5b81" officeooo:paragraph-rsid="000a5b81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bf06b" officeooo:paragraph-rsid="0010afee" style:font-size-asian="14pt" style:font-size-complex="14pt"/>
    </style:style>
    <style:style style:name="P18" style:family="paragraph" style:parent-style-name="Standard">
      <style:text-properties style:font-name="Times new roman" fo:font-size="14pt" officeooo:rsid="00122061" officeooo:paragraph-rsid="00122061" style:font-size-asian="14pt" style:font-size-complex="14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6a696" officeooo:paragraph-rsid="0006a696" style:font-size-asian="14pt" style:font-size-complex="14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06a696" officeooo:paragraph-rsid="0006a696" style:font-size-asian="14pt" style:font-size-complex="14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22061" officeooo:paragraph-rsid="00122061" style:font-size-asian="14pt" style:font-size-complex="14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paragraph-rsid="00122061" style:font-size-asian="14pt" style:font-size-complex="14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paragraph-rsid="0015abfa" style:font-size-asian="14pt" style:font-size-complex="14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rsid="00061be4" officeooo:paragraph-rsid="00061be4" style:font-size-asian="14pt" style:font-size-complex="14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rsid="0006a696" officeooo:paragraph-rsid="0006a696" style:font-size-asian="14pt" style:font-size-complex="14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rsid="0008a2f6" officeooo:paragraph-rsid="0008a2f6" style:font-size-asian="14pt" style:font-size-complex="14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rsid="000bf06b" officeooo:paragraph-rsid="0010afee" style:font-size-asian="14pt" style:font-size-complex="14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rsid="00122061" officeooo:paragraph-rsid="00122061" style:font-size-asian="14pt" style:font-size-complex="14pt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4pt" officeooo:rsid="001906e0" officeooo:paragraph-rsid="001906e0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.085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2" style:family="paragraph" style:parent-style-name="Standard">
      <style:paragraph-properties fo:margin-left="0.508cm" fo:margin-right="0cm" fo:margin-top="0cm" fo:margin-bottom="0.085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3" style:family="paragraph" style:parent-style-name="Standard">
      <style:paragraph-properties fo:margin-top="0cm" fo:margin-bottom="0.085cm" loext:contextual-spacing="false" fo:orphans="2" fo:widows="2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officeooo:rsid="00061be4"/>
    </style:style>
    <style:style style:name="T2" style:family="text">
      <style:text-properties fo:color="#0d47a1"/>
    </style:style>
    <style:style style:name="T3" style:family="text">
      <style:text-properties fo:color="#03a9f4"/>
    </style:style>
    <style:style style:name="T4" style:family="text">
      <style:text-properties fo:color="#0288d1"/>
    </style:style>
    <style:style style:name="T5" style:family="text">
      <style:text-properties fo:font-variant="normal" fo:text-transform="none" fo:color="#000000" style:font-name="monospace" fo:font-size="7.80000019073486pt" fo:letter-spacing="normal" fo:font-style="normal" fo:font-weight="normal"/>
    </style:style>
    <style:style style:name="T6" style:family="text">
      <style:text-properties fo:font-variant="normal" fo:text-transform="none" fo:color="#000000" style:font-name="monospace" fo:letter-spacing="normal" fo:font-style="normal" fo:font-weight="normal"/>
    </style:style>
    <style:style style:name="T7" style:family="text">
      <style:text-properties fo:font-variant="normal" fo:text-transform="none" fo:color="#000000" style:font-name="monospace" fo:letter-spacing="normal" fo:font-style="normal" fo:font-weight="normal" officeooo:rsid="0010afee"/>
    </style:style>
    <style:style style:name="T8" style:family="text">
      <style:text-properties fo:font-variant="normal" fo:text-transform="none" fo:color="#000000" style:font-name="monospace" fo:letter-spacing="normal" fo:font-style="normal" fo:font-weight="normal" officeooo:rsid="000bf06b"/>
    </style:style>
    <style:style style:name="T9" style:family="text">
      <style:text-properties fo:font-variant="normal" fo:text-transform="none" fo:color="#000000" style:font-name="monospace" fo:letter-spacing="normal" fo:font-style="normal" fo:font-weight="normal" officeooo:rsid="0006a696" style:font-size-asian="14pt" style:font-size-complex="14pt"/>
    </style:style>
    <style:style style:name="T10" style:family="text">
      <style:text-properties fo:font-variant="normal" fo:text-transform="none" fo:color="#000000" style:font-name="monospace" fo:letter-spacing="normal" fo:font-style="normal" fo:font-weight="normal" officeooo:rsid="0008a2f6" style:font-size-asian="14pt" style:font-size-complex="14pt"/>
    </style:style>
    <style:style style:name="T11" style:family="text">
      <style:text-properties fo:font-variant="normal" fo:text-transform="none" fo:color="#000000" style:font-name="monospace" fo:letter-spacing="normal" fo:font-style="normal" fo:font-weight="normal" officeooo:rsid="00122061" style:font-size-asian="14pt" style:font-size-complex="14pt"/>
    </style:style>
    <style:style style:name="T12" style:family="text">
      <style:text-properties fo:font-variant="normal" fo:text-transform="none" fo:color="#000000" style:font-name="monospace" fo:letter-spacing="normal" fo:font-style="normal" fo:font-weight="normal" officeooo:rsid="00125202"/>
    </style:style>
    <style:style style:name="T13" style:family="text">
      <style:text-properties fo:font-variant="normal" fo:text-transform="none" fo:color="#000000" style:font-name="monospace" fo:letter-spacing="normal" fo:font-style="normal" fo:font-weight="normal" officeooo:rsid="00125e81"/>
    </style:style>
    <style:style style:name="T14" style:family="text">
      <style:text-properties fo:font-variant="normal" fo:text-transform="none" fo:color="#000000" style:font-name="monospace" fo:letter-spacing="normal" fo:font-style="normal" fo:font-weight="normal" officeooo:rsid="00122061"/>
    </style:style>
    <style:style style:name="T15" style:family="text">
      <style:text-properties fo:font-variant="normal" fo:text-transform="none" fo:color="#000000" style:font-name="monospace" fo:letter-spacing="normal" fo:font-style="normal" fo:font-weight="normal" officeooo:rsid="0015abfa"/>
    </style:style>
    <style:style style:name="T16" style:family="text">
      <style:text-properties fo:font-variant="normal" fo:text-transform="none" fo:color="#000000" style:font-name="monospace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000000" style:font-name="monospace" fo:letter-spacing="normal" fo:font-style="normal" style:text-underline-style="solid" style:text-underline-width="auto" style:text-underline-color="font-color" fo:font-weight="normal" officeooo:rsid="00125e81"/>
    </style:style>
    <style:style style:name="T18" style:family="text">
      <style:text-properties fo:font-variant="normal" fo:text-transform="none" fo:color="#000000" style:font-name="monospace" fo:letter-spacing="normal" fo:font-style="normal" style:text-underline-style="solid" style:text-underline-width="auto" style:text-underline-color="font-color" fo:font-weight="normal" officeooo:rsid="0015abfa"/>
    </style:style>
    <style:style style:name="T19" style:family="text">
      <style:text-properties fo:font-variant="normal" fo:text-transform="none" fo:color="#000000" style:font-name="monospace" fo:font-size="14pt" fo:letter-spacing="normal" fo:font-style="normal" fo:font-weight="normal" officeooo:rsid="0006a696" style:font-size-asian="14pt" style:font-size-complex="14pt"/>
    </style:style>
    <style:style style:name="T20" style:family="text">
      <style:text-properties fo:font-variant="normal" fo:text-transform="none" fo:color="#000000" style:font-name="monospace" fo:font-size="14pt" fo:letter-spacing="normal" fo:font-style="normal" fo:font-weight="normal" officeooo:rsid="0008a2f6" style:font-size-asian="14pt" style:font-size-complex="14pt"/>
    </style:style>
    <style:style style:name="T21" style:family="text">
      <style:text-properties fo:font-variant="normal" fo:text-transform="none" fo:color="#000000" style:font-name="monospace" fo:font-size="13.5pt" fo:letter-spacing="normal" fo:font-style="normal" fo:font-weight="normal" officeooo:rsid="0008a2f6"/>
    </style:style>
    <style:style style:name="T22" style:family="text">
      <style:text-properties fo:font-variant="normal" fo:text-transform="none" fo:color="#000000" style:font-name="DejaVu Sans Mono" fo:font-size="13.5pt" fo:letter-spacing="normal" fo:font-style="normal" fo:font-weight="normal"/>
    </style:style>
    <style:style style:name="T23" style:family="text">
      <style:text-properties fo:font-variant="normal" fo:text-transform="none" fo:color="#000000" fo:letter-spacing="normal" fo:font-style="normal" fo:font-weight="normal"/>
    </style:style>
    <style:style style:name="T24" style:family="text">
      <style:text-properties fo:font-variant="normal" fo:text-transform="none" fo:color="#000000" fo:letter-spacing="normal" fo:font-style="normal" fo:font-weight="normal" officeooo:rsid="0010afee"/>
    </style:style>
    <style:style style:name="T25" style:family="text">
      <style:text-properties fo:font-variant="normal" fo:text-transform="none" fo:color="#000000" fo:letter-spacing="normal" fo:font-style="normal" fo:font-weight="normal" officeooo:rsid="00125202"/>
    </style:style>
    <style:style style:name="T26" style:family="text">
      <style:text-properties fo:font-variant="normal" fo:text-transform="none" fo:color="#000000" fo:letter-spacing="normal" fo:font-style="normal" fo:font-weight="normal" officeooo:rsid="000bf06b"/>
    </style:style>
    <style:style style:name="T27" style:family="text">
      <style:text-properties fo:font-variant="normal" fo:text-transform="none" fo:color="#000000" fo:letter-spacing="normal" fo:font-style="normal" fo:font-weight="normal" officeooo:rsid="00122061" style:font-size-asian="14pt" style:font-size-complex="14pt"/>
    </style:style>
    <style:style style:name="T28" style:family="text">
      <style:text-properties fo:font-variant="normal" fo:text-transform="none" fo:color="#000000" fo:letter-spacing="normal" fo:font-style="normal" fo:font-weight="normal" officeooo:rsid="0006a696" style:font-size-asian="14pt" style:font-size-complex="14pt"/>
    </style:style>
    <style:style style:name="T29" style:family="text">
      <style:text-properties fo:font-variant="normal" fo:text-transform="none" fo:color="#000000" fo:letter-spacing="normal" fo:font-style="normal" fo:font-weight="normal" officeooo:rsid="0008a2f6" style:font-size-asian="14pt" style:font-size-complex="14pt"/>
    </style:style>
    <style:style style:name="T30" style:family="text">
      <style:text-properties fo:font-variant="normal" fo:text-transform="none" fo:color="#000000" fo:letter-spacing="normal" fo:font-style="normal" fo:font-weight="normal" officeooo:rsid="00122061"/>
    </style:style>
    <style:style style:name="T31" style:family="text">
      <style:text-properties fo:font-variant="normal" fo:text-transform="none" fo:color="#000000" fo:letter-spacing="normal" fo:font-style="normal" fo:font-weight="normal" officeooo:rsid="0006a696"/>
    </style:style>
    <style:style style:name="T32" style:family="text">
      <style:text-properties fo:font-variant="normal" fo:text-transform="none" fo:color="#000000" fo:letter-spacing="normal" fo:font-style="normal" fo:font-weight="normal" officeooo:rsid="0008a2f6"/>
    </style:style>
    <style:style style:name="T33" style:family="text">
      <style:text-properties fo:font-variant="normal" fo:text-transform="none" fo:color="#000000" fo:letter-spacing="normal" fo:font-style="normal" fo:font-weight="normal" officeooo:rsid="0015abfa"/>
    </style:style>
    <style:style style:name="T34" style:family="text">
      <style:text-properties fo:font-variant="normal" fo:text-transform="none" fo:color="#000000" fo:letter-spacing="normal" fo:font-style="normal" fo:font-weight="normal" officeooo:rsid="001b5862"/>
    </style:style>
    <style:style style:name="T3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36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125e81"/>
    </style:style>
    <style:style style:name="T3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15abfa"/>
    </style:style>
    <style:style style:name="T38" style:family="text">
      <style:text-properties fo:font-variant="normal" fo:text-transform="none" fo:color="#000000" fo:font-size="14pt" fo:letter-spacing="normal" fo:font-style="normal" fo:font-weight="normal" officeooo:rsid="0006a696" style:font-size-asian="14pt" style:font-size-complex="14pt"/>
    </style:style>
    <style:style style:name="T39" style:family="text">
      <style:text-properties fo:font-variant="normal" fo:text-transform="none" fo:color="#000000" fo:font-size="14pt" fo:letter-spacing="normal" fo:font-style="normal" fo:font-weight="normal" officeooo:rsid="0008a2f6" style:font-size-asian="14pt" style:font-size-complex="14pt"/>
    </style:style>
    <style:style style:name="T40" style:family="text">
      <style:text-properties fo:font-variant="normal" fo:text-transform="none" fo:color="#000000" fo:font-size="13.5pt" fo:letter-spacing="normal" fo:font-style="normal" fo:font-weight="normal"/>
    </style:style>
    <style:style style:name="T41" style:family="text">
      <style:text-properties fo:font-variant="normal" fo:text-transform="none" fo:color="#000000" fo:font-size="13.5pt" fo:letter-spacing="normal" fo:font-style="normal" fo:font-weight="normal" officeooo:rsid="0008a2f6"/>
    </style:style>
    <style:style style:name="T42" style:family="text">
      <style:text-properties fo:font-variant="normal" fo:text-transform="none" fo:color="#000000" fo:font-size="7.80000019073486pt" fo:letter-spacing="normal" fo:font-style="normal" fo:font-weight="normal"/>
    </style:style>
    <style:style style:name="T43" style:family="text">
      <style:text-properties officeooo:rsid="000bf06b"/>
    </style:style>
    <style:style style:name="T44" style:family="text">
      <style:text-properties officeooo:rsid="000dd97b"/>
    </style:style>
    <style:style style:name="T45" style:family="text">
      <style:text-properties officeooo:rsid="0010afee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4pt" officeooo:rsid="00061be4" style:font-size-asian="14pt" style:font-size-complex="14pt"/>
    </style:style>
    <style:style style:name="T48" style:family="text">
      <style:text-properties fo:font-size="14pt" officeooo:rsid="00125202" style:font-size-asian="14pt" style:font-size-complex="14pt"/>
    </style:style>
    <style:style style:name="T4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0" style:family="text">
      <style:text-properties fo:font-size="14pt" style:text-underline-style="solid" style:text-underline-width="auto" style:text-underline-color="font-color" officeooo:rsid="00125202" style:font-size-asian="14pt" style:font-size-complex="14pt"/>
    </style:style>
    <style:style style:name="T51" style:family="text">
      <style:text-properties fo:font-size="14pt" style:text-underline-style="none" style:font-size-asian="14pt" style:font-size-complex="14pt"/>
    </style:style>
    <style:style style:name="T52" style:family="text">
      <style:text-properties fo:font-size="14pt" style:text-underline-style="none" officeooo:rsid="00125202" style:font-size-asian="14pt" style:font-size-complex="14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125e81"/>
    </style:style>
    <style:style style:name="T55" style:family="text">
      <style:text-properties style:text-underline-style="solid" style:text-underline-width="auto" style:text-underline-color="font-color" officeooo:rsid="00061be4"/>
    </style:style>
    <style:style style:name="T56" style:family="text">
      <style:text-properties officeooo:rsid="00125e81"/>
    </style:style>
    <style:style style:name="T57" style:family="text">
      <style:text-properties style:font-name="Times new roman"/>
    </style:style>
    <style:style style:name="T58" style:family="text">
      <style:text-properties style:font-name="Times new roman" fo:font-size="14pt" style:font-size-asian="14pt" style:font-size-complex="14pt"/>
    </style:style>
    <style:style style:name="T59" style:family="text">
      <style:text-properties style:font-name="Times new roman" fo:font-size="14pt" officeooo:rsid="00061be4" style:font-size-asian="14pt" style:font-size-complex="14pt"/>
    </style:style>
    <style:style style:name="T60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61" style:family="text">
      <style:text-properties style:font-name="Times new roman" fo:font-size="14pt" style:text-underline-style="solid" style:text-underline-width="auto" style:text-underline-color="font-color" officeooo:rsid="00125202" style:font-size-asian="14pt" style:font-size-complex="14pt"/>
    </style:style>
    <style:style style:name="T62" style:family="text">
      <style:text-properties style:font-name="Times new roman" style:text-underline-style="solid" style:text-underline-width="auto" style:text-underline-color="font-color"/>
    </style:style>
    <style:style style:name="T63" style:family="text">
      <style:text-properties style:font-name="Times new roman" style:text-underline-style="solid" style:text-underline-width="auto" style:text-underline-color="font-color" officeooo:rsid="00125202"/>
    </style:style>
    <style:style style:name="T64" style:family="text">
      <style:text-properties style:font-name="Times new roman" officeooo:rsid="00061b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) SignUp API</text:p>
      <text:p text:style-name="P9"/>
      <text:p text:style-name="P7"><text:span text:style-name="T58">POST: <text:s/></text:span><text:a xlink:type="simple" xlink:href="http://localhost:9000/privilege/signup" text:style-name="Internet_20_link" text:visited-style-name="Visited_20_Internet_20_Link"><text:span text:style-name="T60">http://localhost:9000/privilege/</text:span></text:a><text:a xlink:type="simple" xlink:href="http://localhost:9000/privilege/signup" text:style-name="Internet_20_link" text:visited-style-name="Visited_20_Internet_20_Link"><text:span text:style-name="T61">r</text:span></text:a><text:span text:style-name="T61">egister</text:span></text:p>
      <text:p text:style-name="P12"/>
      <text:p text:style-name="P14">Description: <text:s/>User can sign <text:span text:style-name="T45">up</text:span> <text:s/><text:span text:style-name="T24">using this API.</text:span></text:p>
      <text:p text:style-name="P9"/>
      <text:p text:style-name="P9">request </text:p>
      <text:p text:style-name="P9"><text:s/>{"email":"b@gmail.com","password":"123"}</text:p>
      <text:p text:style-name="P9"/>
      <text:p text:style-name="P9">response : </text:p>
      <text:p text:style-name="P9"/>
      <text:p text:style-name="P3">{</text:p>
      <text:p text:style-name="P31">"<text:span text:style-name="T2">data</text:span>": "<text:span text:style-name="T2">User successfully registered with ID: <text:s/>5a177e3fb952a5118a8b940a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9"/>
      <text:p text:style-name="P9">2) SignIn API</text:p>
      <text:p text:style-name="P9"/>
      <text:p text:style-name="P2"><text:span text:style-name="T59">POST: </text:span><text:a xlink:type="simple" xlink:href="http://localhost:9000/privilege/signin" text:style-name="Internet_20_link" text:visited-style-name="Visited_20_Internet_20_Link"><text:span text:style-name="T60">http://localhost:9000/privilege/signin</text:span></text:a><text:span text:style-name="T60">/</text:span><text:span text:style-name="T61">login</text:span></text:p>
      <text:p text:style-name="P10"/>
      <text:p text:style-name="P10"><text:span text:style-name="T44">Description: User can sign in <text:s/></text:span><text:span text:style-name="T24">using this API. </text:span><text:span text:style-name="T25">Response will contain session token along with </text:span><text:span text:style-name="T33">login status.</text:span></text:p>
      <text:p text:style-name="P12"/>
      <text:p text:style-name="P12">request:</text:p>
      <text:p text:style-name="P12">{"email":"b@gmail.com","password":"123"}</text:p>
      <text:p text:style-name="P11"/>
      <text:p text:style-name="P12">response:</text:p>
      <text:p text:style-name="P3">{</text:p>
      <text:p text:style-name="P31">"<text:span text:style-name="T2">data</text:span>": {</text:p>
      <text:p text:style-name="P32">"<text:span text:style-name="T2">session</text:span>": "<text:span text:style-name="T2">7f017791-de1e-4f74-8ecb-29f778e5290a</text:span>"</text:p>
      <text:p text:style-name="P33">}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fully login</text:span>"</text:p>
      <text:p text:style-name="P22"><text:span text:style-name="T23">}</text:span></text:p>
      <text:p text:style-name="P9"/>
      <text:p text:style-name="P9"/>
      <text:p text:style-name="P9">3) <text:s/><text:span text:style-name="T53">Create Superadmin</text:span></text:p>
      <text:p text:style-name="P9"/>
      <text:p text:style-name="P7"><text:span text:style-name="T58">POST: </text:span><text:a xlink:type="simple" xlink:href="http://localhost:9000/privilege/superadmin" text:style-name="Internet_20_link" text:visited-style-name="Visited_20_Internet_20_Link"><text:span text:style-name="T58">http://localhost:9000/privilege/superadmin</text:span></text:a></text:p>
      <text:p text:style-name="P12"/>
      <text:p text:style-name="P14"><text:soft-page-break/>Description: To create super admin <text:span text:style-name="T26"><text:s/></text:span><text:span text:style-name="T24">using this API.</text:span></text:p>
      <text:p text:style-name="P11"/>
      <text:p text:style-name="P11"><text:span text:style-name="T1">request : </text:span></text:p>
      <text:p text:style-name="P11"/>
      <text:p text:style-name="P1"><text:span text:style-name="T58">{"email":"</text:span><text:a xlink:type="simple" xlink:href="mailto:b@gmail.com" text:style-name="Internet_20_link" text:visited-style-name="Visited_20_Internet_20_Link"><text:span text:style-name="T58">b@gmail.com</text:span></text:a><text:span text:style-name="T58">","password":"123","role":"superadmin"}</text:span></text:p>
      <text:p text:style-name="P11"/>
      <text:p text:style-name="P12">response:</text:p>
      <text:p text:style-name="P12"/>
      <text:p text:style-name="P5">{</text:p>
      <text:p text:style-name="P31">"<text:span text:style-name="T2">data</text:span>": "<text:span text:style-name="T2">successfully created super admin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9"/>
      <text:p text:style-name="P9">4) <text:span text:style-name="T55">Create </text:span><text:span text:style-name="T53"><text:s/>admin</text:span></text:p>
      <text:p text:style-name="P9"/>
      <text:p text:style-name="P12">PUT : <text:s/>http://localhost:9000/privilege/createadmin</text:p>
      <text:p text:style-name="P15">Description : <text:s/>Superadmin will <text:span text:style-name="T43">create</text:span> admin using emails provided to him <text:span text:style-name="T26"><text:s/></text:span><text:span text:style-name="T24">using this API.</text:span></text:p>
      <text:p text:style-name="P16"/>
      <text:p text:style-name="P12">request:</text:p>
      <text:p text:style-name="P12">{</text:p>
      <text:p text:style-name="P12"><text:s text:c="5"/>"ids": ["c@gmail.com","d@gmail.com"],</text:p>
      <text:p text:style-name="P12"><text:s text:c="6"/>"email":"a@gmail.com",</text:p>
      <text:p text:style-name="P12"><text:s text:c="7"/>"password":"123",</text:p>
      <text:p text:style-name="P12"><text:s text:c="9"/>"role":"admin"</text:p>
      <text:p text:style-name="P12">}</text:p>
      <text:p text:style-name="P12"/>
      <text:p text:style-name="P12"/>
      <text:p text:style-name="P12">response:</text:p>
      <text:p text:style-name="P12"/>
      <text:p text:style-name="P5">{</text:p>
      <text:p text:style-name="P31">"<text:span text:style-name="T2">data</text:span>": "<text:span text:style-name="T2">successfully created Admin</text:span>",</text:p>
      <text:p text:style-name="P31">"<text:span text:style-name="T2">internalStatus</text:span>": <text:span text:style-name="T3">0http://localhost:9000/privilege/delete/5a1695bab952a54eb511b6bf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) <text:span text:style-name="T53">provide privileges to user</text:span></text:p>
      <text:p text:style-name="P9"/>
      <text:p text:style-name="P7"><text:span text:style-name="T58">PUT: </text:span><text:a xlink:type="simple" xlink:href="http://localhost:9000/privilege/update" text:style-name="Internet_20_link" text:visited-style-name="Visited_20_Internet_20_Link"><text:span text:style-name="T58">http://localhost:9000/privilege/update</text:span></text:a></text:p>
      <text:p text:style-name="P12"/>
      <text:p text:style-name="P17">Description: <text:s/>Admin will grant privileges to user <text:span text:style-name="T24">using this API.</text:span></text:p>
      <text:p text:style-name="P9"/>
      <text:p text:style-name="P11">request: </text:p>
      <text:p text:style-name="P11"><text:s/></text:p>
      <text:p text:style-name="P11">{</text:p>
      <text:p text:style-name="P11"><text:s text:c="8"/>"email":"c@gmail.com",</text:p>
      <text:p text:style-name="P9"><text:s text:c="8"/>"password":"123",</text:p>
      <text:p text:style-name="P9"><text:s text:c="8"/>"privilegeName":"write"</text:p>
      <text:p text:style-name="P9">}</text:p>
      <text:p text:style-name="P9"/>
      <text:p text:style-name="P9">response</text:p>
      <text:p text:style-name="P9"/>
      <text:p text:style-name="P3">{</text:p>
      <text:p text:style-name="P31">"<text:span text:style-name="T2">data</text:span>": "<text:span text:style-name="T2">successfully updated privileges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9"/>
      <text:p text:style-name="P9"/>
      <text:p text:style-name="P9"/>
      <text:p text:style-name="P9">6) <text:span text:style-name="T54">G</text:span><text:span text:style-name="T53">et privileges – (for user)</text:span></text:p>
      <text:p text:style-name="P9"/>
      <text:p text:style-name="P13"/>
      <text:p text:style-name="P12">GET : </text:p>
      <text:p text:style-name="P7"><text:a xlink:type="simple" xlink:href="http://localhost:9000/privilege/c@gmail.com" text:style-name="Internet_20_link" text:visited-style-name="Visited_20_Internet_20_Link"><text:span text:style-name="T58">http://localhost:9000/privilege/c@gmail.com</text:span></text:a></text:p>
      <text:p text:style-name="P12"/>
      <text:p text:style-name="P17">Description: <text:s/><text:span text:style-name="T44">Use can see his privileges by providing his/her email id </text:span><text:span text:style-name="T24">using this API.</text:span></text:p>
      <text:p text:style-name="P4"/>
      <text:p text:style-name="P5">response:</text:p>
      <text:p text:style-name="P3">{</text:p>
      <text:p text:style-name="P31">"<text:span text:style-name="T2">data</text:span>": "<text:span text:style-name="T2">User has privilege to : write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pan text:style-name="T23"/></text:p>
      <text:p text:style-name="P22"><text:soft-page-break/><text:span text:style-name="T23"/></text:p>
      <text:p text:style-name="P25"><text:span text:style-name="T23">7) </text:span><text:span text:style-name="T35">logout</text:span></text:p>
      <text:p text:style-name="P25"><text:span text:style-name="T23"/></text:p>
      <text:p text:style-name="P25"><text:span text:style-name="T23"/></text:p>
      <text:p text:style-name="P25"><text:span text:style-name="T23">GET : http://localhost:9000/privilege/logout/533ca9d6-fee7-4fc7-bb35-c38c79018b4c</text:span></text:p>
      <text:p text:style-name="P9"/>
      <text:p text:style-name="P17">Description: <text:span text:style-name="T45">to logout session using session token.</text:span></text:p>
      <text:p text:style-name="P12"/>
      <text:p text:style-name="P5">{</text:p>
      <text:p text:style-name="P31">"<text:span text:style-name="T2">data</text:span>": "<text:span text:style-name="T2">You've been successfully logged out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22"><text:span text:style-name="T23"/></text:p>
      <text:p text:style-name="P26"><text:span text:style-name="T23">8) </text:span><text:span text:style-name="T35">Request Role</text:span></text:p>
      <text:p text:style-name="P26"><text:span text:style-name="T35"/></text:p>
      <text:p text:style-name="P27"><text:span text:style-name="T23">POST: </text:span><text:span text:style-name="T35">http://localhost:9000/privilege/rolerequest</text:span><text:span text:style-name="T23"> <text:s text:c="2"/></text:span></text:p>
      <text:p text:style-name="P26"><text:span text:style-name="T23"/></text:p>
      <text:p text:style-name="P28"><text:span text:style-name="T23">Description: <text:s/></text:span><text:span text:style-name="T24">User can <text:s/>request for a role </text:span><text:span text:style-name="T23"><text:s/></text:span><text:span text:style-name="T24">using this API.</text:span></text:p>
      <text:p text:style-name="P28"><text:span text:style-name="T24"/></text:p>
      <text:p text:style-name="P30"><text:span text:style-name="T24">R</text:span><text:span text:style-name="T23">equest:</text:span></text:p>
      <text:p text:style-name="P30"><text:span text:style-name="T23"><text:s text:c="2"/>{"email":"x@gmail.com","password":"123","role":"actor"}</text:span></text:p>
      <text:p text:style-name="P26"><text:span text:style-name="T23"/></text:p>
      <text:p text:style-name="P26"><text:span text:style-name="T23">Response:</text:span></text:p>
      <text:p text:style-name="P26"><text:span text:style-name="T23"/></text:p>
      <text:p text:style-name="P19">{</text:p>
      <text:p text:style-name="P31">"<text:span text:style-name="T2">data</text:span>": "<text:span text:style-name="T2">successfully raised role request to admin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26"><text:span text:style-name="T23"/></text:p>
      <text:p text:style-name="P26"><text:span text:style-name="T23"/></text:p>
      <text:p text:style-name="P26"><text:span text:style-name="T23">9) </text:span><text:span text:style-name="T35">create roles</text:span></text:p>
      <text:p text:style-name="P26"><text:span text:style-name="T23"/></text:p>
      <text:p text:style-name="P23"><text:span text:style-name="T31">GET: </text:span><text:span text:style-name="T23"><text:s/></text:span><text:span text:style-name="T32"><text:s/>http://localhost:9000/privilege/</text:span><text:span text:style-name="T23">create/role</text:span></text:p>
      <text:p text:style-name="P26"><text:span text:style-name="T23"/></text:p>
      <text:p text:style-name="P26"><text:span text:style-name="T23"/></text:p>
      <text:p text:style-name="P28"><text:span text:style-name="T23">Description: <text:s/>Admin will </text:span><text:span text:style-name="T24">provide roles to user as per his choices (currently member) </text:span><text:span text:style-name="T23"><text:s/></text:span><text:span text:style-name="T24">using this API.</text:span></text:p>
      <text:p text:style-name="P26"><text:span text:style-name="T23"/></text:p>
      <text:p text:style-name="P29"><text:span text:style-name="T23">Request : <text:s/></text:span><text:span text:style-name="T35">http://localhost:9000/privilege/create/role</text:span></text:p>
      <text:p text:style-name="P29"><text:soft-page-break/><text:span text:style-name="T23"/></text:p>
      <text:p text:style-name="P29"><text:span text:style-name="T23"/></text:p>
      <text:p text:style-name="P26"><text:span text:style-name="T23">Response: </text:span></text:p>
      <text:p text:style-name="P26"><text:span text:style-name="T23"/></text:p>
      <text:p text:style-name="P19">{</text:p>
      <text:p text:style-name="P31">"<text:span text:style-name="T2">data</text:span>": "<text:span text:style-name="T2">successfully assigned role to user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26"><text:span text:style-name="T23"/></text:p>
      <text:p text:style-name="P26"><text:span text:style-name="T23">10) </text:span><text:span text:style-name="T36">R</text:span><text:span text:style-name="T35">emove privileges</text:span></text:p>
      <text:p text:style-name="P26"><text:span text:style-name="T35"/></text:p>
      <text:p text:style-name="P23"><text:span text:style-name="T31">DELETE: <text:s/></text:span><text:span text:style-name="T32">http://localhost:9000/privilege</text:span><text:span text:style-name="T23">/userId <text:s text:c="4"/></text:span></text:p>
      <text:p text:style-name="P26"><text:span text:style-name="T23"/></text:p>
      <text:p text:style-name="P28"><text:span text:style-name="T23">Description: <text:s/>Admin </text:span><text:span text:style-name="T24">can remove</text:span><text:span text:style-name="T23"> privileges </text:span><text:span text:style-name="T24">from</text:span><text:span text:style-name="T23"> user </text:span><text:span text:style-name="T24">using this API.</text:span></text:p>
      <text:p text:style-name="P28"><text:span text:style-name="T24"/></text:p>
      <text:p text:style-name="P24"><text:span text:style-name="T30">Response:</text:span></text:p>
      <text:p text:style-name="P24"><text:span text:style-name="T23">{</text:span></text:p>
      <text:p text:style-name="P31">"<text:span text:style-name="T2">data</text:span>": "<text:span text:style-name="T2">successfully revoked privileges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26"><text:span text:style-name="T30"/></text:p>
      <text:p text:style-name="P26"><text:span text:style-name="T23">11) </text:span><text:span text:style-name="T37">D</text:span><text:span text:style-name="T35">elete user</text:span></text:p>
      <text:p text:style-name="P26"><text:span text:style-name="T23"/></text:p>
      <text:p text:style-name="P23"><text:span text:style-name="T31">DELETE: <text:s/></text:span><text:span text:style-name="T32">http://localhost:9000/privilege/delete/</text:span><text:span text:style-name="T34">email</text:span></text:p>
      <text:p text:style-name="P28"><text:span text:style-name="T23"/></text:p>
      <text:p text:style-name="P28"><text:span text:style-name="T23">Description: <text:s/>Admin </text:span><text:span text:style-name="T24">can delete user using this API.</text:span></text:p>
      <text:p text:style-name="P18"/>
      <text:p text:style-name="P18"><text:span text:style-name="T56">R</text:span>esponse:</text:p>
      <text:p text:style-name="P18"/>
      <text:p text:style-name="P6">{</text:p>
      <text:p text:style-name="P31">"<text:span text:style-name="T2">data</text:span>": "<text:span text:style-name="T2">successfully deleted user</text:span>",</text:p>
      <text:p text:style-name="P31">"<text:span text:style-name="T2">internalStatus</text:span>": <text:span text:style-name="T3">0</text:span>,</text:p>
      <text:p text:style-name="P31">"<text:span text:style-name="T2">success</text:span>": <text:span text:style-name="T4">true</text:span>,</text:p>
      <text:p text:style-name="P31">"<text:span text:style-name="T2">message</text:span>": "<text:span text:style-name="T2">success</text:span>"</text:p>
      <text:p text:style-name="P22"><text:span text:style-name="T23">}</text:span></text:p>
      <text:p text:style-name="P1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20:02.026817646</meta:creation-date>
    <dc:date>2017-11-24T12:34:07.762896700</dc:date>
    <meta:editing-duration>PT3H16M8S</meta:editing-duration>
    <meta:editing-cycles>9</meta:editing-cycles>
    <meta:generator>LibreOffice/5.4.1.2$Linux_X86_64 LibreOffice_project/40m0$Build-2</meta:generator>
    <meta:document-statistic meta:table-count="0" meta:image-count="0" meta:object-count="0" meta:page-count="5" meta:paragraph-count="135" meta:word-count="368" meta:character-count="3378" meta:non-whitespace-character-count="3049"/>
  </office:meta>
</office:document-meta>
</file>